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table:number-columns-spanned="2" table:number-rows-spanned="1">
            <text:p>częstotliwości graniczne [Hz]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string">
            <text:p>cał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string">
            <text:p>pół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Prąd [A]</text:p>
          </table:table-cell>
          <table:table-cell office:value-type="float" office:value="0.65">
            <text:p>0,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masa [g]</text:p>
          </table:table-cell>
          <table:table-cell office:value-type="string">
            <text:p>kąt [deg]</text:p>
          </table:table-cell>
          <table:table-cell office:value-type="string">
            <text:p>Te [Nm]</text:p>
          </table:table-cell>
          <table:table-cell office:value-type="string">
            <text:p>kąt [deg]</text:p>
          </table:table-cell>
          <table:table-cell office:value-type="string">
            <text:p>Te_oblicz [Nm]</text:p>
          </table:table-cell>
          <table:table-cell table:number-columns-repeated="2"/>
          <table:table-cell office:value-type="string">
            <text:p>Coś tu jest chyba nie tak bo masa nie zeszła do zera a ściągaliśmy wszystko</text:p>
          </table:table-cell>
        </table:table-row>
        <table:table-row table:style-name="ro1">
          <table:table-cell/>
          <table:table-cell office:value-type="float" office:value="475.5">
            <text:p>475,5</text:p>
          </table:table-cell>
          <table:table-cell office:value-type="float" office:value="255.54">
            <text:p>255,5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f:=[.B8]-[.A9]" office:value-type="float" office:value="430.5">
            <text:p>430,5</text:p>
          </table:table-cell>
          <table:table-cell office:value-type="float" office:value="253.02">
            <text:p>253,02</text:p>
          </table:table-cell>
          <table:table-cell table:number-columns-repeated="6"/>
        </table:table-row>
        <table:table-row table:style-name="ro1">
          <table:table-cell office:value-type="float" office:value="29.5">
            <text:p>29,5</text:p>
          </table:table-cell>
          <table:table-cell table:formula="of:=[.B9]-[.A10]" office:value-type="float" office:value="401">
            <text:p>401</text:p>
          </table:table-cell>
          <table:table-cell office:value-type="float" office:value="251.26">
            <text:p>251,26</text:p>
          </table:table-cell>
          <table:table-cell table:number-columns-repeated="6"/>
        </table:table-row>
        <table:table-row table:style-name="ro1">
          <table:table-cell office:value-type="float" office:value="35.8">
            <text:p>35,8</text:p>
          </table:table-cell>
          <table:table-cell table:formula="of:=[.B10]-[.A11]" office:value-type="float" office:value="365.2">
            <text:p>365,2</text:p>
          </table:table-cell>
          <table:table-cell office:value-type="float" office:value="250.56">
            <text:p>250,5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[.B11]-[.A12]" office:value-type="float" office:value="335.2">
            <text:p>335,2</text:p>
          </table:table-cell>
          <table:table-cell office:value-type="float" office:value="249.5">
            <text:p>249,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f:=[.B12]-[.A13]" office:value-type="float" office:value="317.2">
            <text:p>317,2</text:p>
          </table:table-cell>
          <table:table-cell office:value-type="float" office:value="249.5">
            <text:p>249,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[.B13]-[.A14]" office:value-type="float" office:value="287.2">
            <text:p>287,2</text:p>
          </table:table-cell>
          <table:table-cell office:value-type="float" office:value="247.74">
            <text:p>247,7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f:=[.B14]-[.A15]" office:value-type="float" office:value="242.2">
            <text:p>242,2</text:p>
          </table:table-cell>
          <table:table-cell office:value-type="float" office:value="247.74">
            <text:p>247,7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[.B15]-[.A16]" office:value-type="float" office:value="212.2">
            <text:p>212,2</text:p>
          </table:table-cell>
          <table:table-cell office:value-type="float" office:value="247.39">
            <text:p>247,3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[.B16]-[.A17]" office:value-type="float" office:value="182.2">
            <text:p>182,2</text:p>
          </table:table-cell>
          <table:table-cell office:value-type="float" office:value="244.93">
            <text:p>244,9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[.B17]-[.A18]" office:value-type="float" office:value="152.2">
            <text:p>152,2</text:p>
          </table:table-cell>
          <table:table-cell office:value-type="float" office:value="241.76">
            <text:p>241,7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f:=[.B18]-[.A19]" office:value-type="float" office:value="107.2">
            <text:p>107,2</text:p>
          </table:table-cell>
          <table:table-cell office:value-type="float" office:value="240">
            <text:p>240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>
            <text:p>rezystancja w stanie nagrzanym?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prad [A]</text:p>
          </table:table-cell>
          <table:table-cell office:value-type="float" office:value="0.7">
            <text:p>0,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piecie [V]</text:p>
          </table:table-cell>
          <table:table-cell office:value-type="float" office:value="15.5">
            <text:p>15,5</text:p>
          </table:table-cell>
          <table:table-cell table:number-columns-repeated="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30.05.2015</text:date>, <text:time>20:15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20:04:34.04</meta:creation-date>
    <dc:date>2015-05-30T20:15:02.69</dc:date>
    <meta:editing-duration>PT10M34S</meta:editing-duration>
    <meta:editing-cycles>2</meta:editing-cycles>
    <meta:generator>OpenOffice/4.1.1$Win32 OpenOffice.org_project/411m6$Build-9775</meta:generator>
    <meta:document-statistic meta:table-count="3" meta:cell-count="53" meta:object-count="0"/>
  </office:meta>
</office:document-meta>
</file>